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6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2805555555556cm" style:use-optimal-column-width="true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51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049" table:style-name="ce31">
            <text:p>8049</text:p>
          </table:table-cell>
          <table:table-cell office:value-type="float" office:value="7116.9899999999952" table:style-name="ce34">
            <text:p>7116.99</text:p>
          </table:table-cell>
          <table:table-cell office:value-type="float" office:value="12749" table:style-name="ce51">
            <text:p>12749</text:p>
          </table:table-cell>
          <table:table-cell office:value-type="float" office:value="11750.350000000057" table:style-name="ce52">
            <text:p>11750.35</text:p>
          </table:table-cell>
          <table:table-cell office:value-type="float" office:value="7135" table:style-name="ce54">
            <text:p>7135</text:p>
          </table:table-cell>
          <table:table-cell office:value-type="float" office:value="6876.3300000000063" table:style-name="ce67">
            <text:p>6876.33</text:p>
          </table:table-cell>
          <table:table-cell office:value-type="float" office:value="2451" table:style-name="ce69">
            <text:p>2451</text:p>
          </table:table-cell>
          <table:table-cell office:value-type="float" office:value="2391.38" table:style-name="ce70">
            <text:p>2391.38</text:p>
          </table:table-cell>
          <table:table-cell office:value-type="float" office:value="235" table:style-name="ce84">
            <text:p>235</text:p>
          </table:table-cell>
          <table:table-cell office:value-type="float" office:value="232.57000000000002" table:style-name="ce87">
            <text:p>232.57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90">
            <text:p>1.00</text:p>
          </table:table-cell>
          <table:table-cell office:value-type="float" office:value="30620" table:content-validation-name="val2" table:style-name="ce109">
            <text:p>30,620</text:p>
          </table:table-cell>
          <table:table-cell office:value-type="float" office:value="28368.620000000057" table:content-validation-name="val2" table:style-name="ce110">
            <text:p>28,369</text:p>
          </table:table-cell>
          <table:table-cell office:value-type="float" office:value="1456" table:style-name="ce112">
            <text:p>1456</text:p>
          </table:table-cell>
          <table:table-cell office:value-type="float" office:value="1372.2099999999982" table:style-name="ce121">
            <text:p>1372.2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1456" table:style-name="ce149">
            <text:p>1,456</text:p>
          </table:table-cell>
          <table:table-cell office:value-type="float" office:value="1372.2099999999982" table:style-name="ce147">
            <text:p>1,372.21</text:p>
          </table:table-cell>
          <table:table-cell office:value-type="float" office:value="32076" table:content-validation-name="val2" table:style-name="ce150">
            <text:p>32,076</text:p>
          </table:table-cell>
          <table:table-cell office:value-type="float" office:value="29740.830000000056" table:content-validation-name="val2" table:style-name="ce168">
            <text:p>29,741</text:p>
          </table:table-cell>
          <table:table-cell office:value-type="currency" office:value="72648314.940000013" table:content-validation-name="val1" table:style-name="ce11">
            <text:p>£72,648,314.94</text:p>
          </table:table-cell>
          <table:table-cell office:value-type="currency" office:value="7730973.6800000072" table:content-validation-name="val1" table:style-name="ce11">
            <text:p>£7,730,973.68</text:p>
          </table:table-cell>
          <table:table-cell office:value-type="currency" office:value="86990.6" table:content-validation-name="val1" table:style-name="ce11">
            <text:p>£86,990.60</text:p>
          </table:table-cell>
          <table:table-cell office:value-type="currency" office:value="843240.9" table:content-validation-name="val1" table:style-name="ce11">
            <text:p>£843,240.90</text:p>
          </table:table-cell>
          <table:table-cell office:value-type="currency" office:value="15849262.27" table:content-validation-name="val1" table:style-name="ce11">
            <text:p>£15,849,262.27</text:p>
          </table:table-cell>
          <table:table-cell office:value-type="currency" office:value="8023498.8300000001" table:content-validation-name="val1" table:style-name="ce11">
            <text:p>£8,023,498.83</text:p>
          </table:table-cell>
          <table:table-cell office:value-type="currency" office:value="105182281.22000001" table:style-name="ce12">
            <text:p>£105,182,281.22</text:p>
          </table:table-cell>
          <table:table-cell office:value-type="currency" office:value="5497225.2699999996" table:content-validation-name="val1" table:style-name="ce13">
            <text:p>£5,497,225.27</text:p>
          </table:table-cell>
          <table:table-cell office:value-type="currency" office:value="497229.09" table:content-validation-name="val1" table:style-name="ce13">
            <text:p>£497,229.09</text:p>
          </table:table-cell>
          <table:table-cell office:value-type="currency" office:value="5994454.3599999994" table:style-name="ce12">
            <text:p>£5,994,454.36</text:p>
          </table:table-cell>
          <table:table-cell office:value-type="currency" office:value="111176735.58000001" table:style-name="ce14">
            <text:p>£111,176,735.58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02" table:style-name="ce32">
            <text:p>402</text:p>
          </table:table-cell>
          <table:table-cell office:value-type="float" office:value="300.82799999999952" table:style-name="ce33">
            <text:p>300.83</text:p>
          </table:table-cell>
          <table:table-cell office:value-type="float" office:value="275" table:style-name="ce50">
            <text:p>275</text:p>
          </table:table-cell>
          <table:table-cell office:value-type="float" office:value="247.3419999999999" table:style-name="ce53">
            <text:p>247.34</text:p>
          </table:table-cell>
          <table:table-cell office:value-type="float" office:value="349" table:style-name="ce55">
            <text:p>349</text:p>
          </table:table-cell>
          <table:table-cell office:value-type="float" office:value="332.91" table:style-name="ce66">
            <text:p>332.91</text:p>
          </table:table-cell>
          <table:table-cell office:value-type="float" office:value="52" table:style-name="ce68">
            <text:p>52</text:p>
          </table:table-cell>
          <table:table-cell office:value-type="float" office:value="50.81" table:style-name="ce71">
            <text:p>50.81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93" table:content-validation-name="val2" table:style-name="ce103">
            <text:p>1,093</text:p>
          </table:table-cell>
          <table:table-cell office:value-type="float" office:value="941.67999999999938" table:content-validation-name="val2" table:style-name="ce111">
            <text:p>942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7" table:style-name="ce135">
            <text:p>7</text:p>
          </table:table-cell>
          <table:table-cell office:value-type="float" office:value="7" table:style-name="ce137">
            <text:p>7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7" table:style-name="ce144">
            <text:p>7</text:p>
          </table:table-cell>
          <table:table-cell office:value-type="float" office:value="7" table:style-name="ce145">
            <text:p>7</text:p>
          </table:table-cell>
          <table:table-cell office:value-type="float" office:value="1100" table:content-validation-name="val2" table:style-name="ce163">
            <text:p>1,100</text:p>
          </table:table-cell>
          <table:table-cell office:value-type="float" office:value="948.67999999999938" table:content-validation-name="val2" table:style-name="ce162">
            <text:p>949</text:p>
          </table:table-cell>
          <table:table-cell office:value-type="currency" office:value="2147215.1500000069" table:content-validation-name="val1" table:style-name="ce11">
            <text:p>£2,147,215.15</text:p>
          </table:table-cell>
          <table:table-cell office:value-type="currency" office:value="24627.260000000017" table:content-validation-name="val1" table:style-name="ce11">
            <text:p>£24,627.26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72757.81000000006" table:content-validation-name="val1" table:style-name="ce11">
            <text:p>£172,757.81</text:p>
          </table:table-cell>
          <table:table-cell office:value-type="currency" office:value="439252.74000000086" table:content-validation-name="val1" table:style-name="ce11">
            <text:p>£439,252.74</text:p>
          </table:table-cell>
          <table:table-cell office:value-type="currency" office:value="216664.09999999925" table:content-validation-name="val1" table:style-name="ce11">
            <text:p>£216,664.10</text:p>
          </table:table-cell>
          <table:table-cell office:value-type="currency" office:value="3000517.060000007" table:style-name="ce12">
            <text:p>£3,000,517.06</text:p>
          </table:table-cell>
          <table:table-cell office:value-type="currency" office:value="93048" table:content-validation-name="val1" table:style-name="ce13">
            <text:p>£93,048.00</text:p>
          </table:table-cell>
          <table:table-cell office:value-type="currency" office:value="53107" table:content-validation-name="val1" table:style-name="ce13">
            <text:p>£53,107.00</text:p>
          </table:table-cell>
          <table:table-cell office:value-type="currency" office:value="146155" table:style-name="ce12">
            <text:p>£146,155.00</text:p>
          </table:table-cell>
          <table:table-cell office:value-type="currency" office:value="3146672.060000007" table:style-name="ce14">
            <text:p>£3,146,672.06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21" table:style-name="ce30">
            <text:p>221</text:p>
          </table:table-cell>
          <table:table-cell office:value-type="float" office:value="214.1" table:style-name="ce35">
            <text:p>214.10</text:p>
          </table:table-cell>
          <table:table-cell office:value-type="float" office:value="467" table:style-name="ce42">
            <text:p>467</text:p>
          </table:table-cell>
          <table:table-cell office:value-type="float" office:value="454.2" table:style-name="ce49">
            <text:p>454.20</text:p>
          </table:table-cell>
          <table:table-cell office:value-type="float" office:value="250" table:style-name="ce56">
            <text:p>250</text:p>
          </table:table-cell>
          <table:table-cell office:value-type="float" office:value="243.7" table:style-name="ce57">
            <text:p>243.70</text:p>
          </table:table-cell>
          <table:table-cell office:value-type="float" office:value="42" table:style-name="ce60">
            <text:p>42</text:p>
          </table:table-cell>
          <table:table-cell office:value-type="float" office:value="41.8" table:style-name="ce79">
            <text:p>41.80</text:p>
          </table:table-cell>
          <table:table-cell office:value-type="float" office:value="10" table:style-name="ce81">
            <text:p>10</text:p>
          </table:table-cell>
          <table:table-cell office:value-type="float" office:value="9.4" table:style-name="ce82">
            <text:p>9.4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.00</text:p>
          </table:table-cell>
          <table:table-cell office:value-type="float" office:value="990" table:content-validation-name="val2" table:style-name="ce103">
            <text:p>990</text:p>
          </table:table-cell>
          <table:table-cell office:value-type="float" office:value="963.19999999999993" table:content-validation-name="val2" table:style-name="ce105">
            <text:p>963</text:p>
          </table:table-cell>
          <table:table-cell office:value-type="float" office:value="25" table:style-name="ce107">
            <text:p>25</text:p>
          </table:table-cell>
          <table:table-cell office:value-type="float" office:value="24.5" table:style-name="ce116">
            <text:p>24.5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7" table:style-name="ce132">
            <text:p>7</text:p>
          </table:table-cell>
          <table:table-cell office:value-type="float" office:value="7" table:style-name="ce158">
            <text:p>7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32" table:style-name="ce144">
            <text:p>32</text:p>
          </table:table-cell>
          <table:table-cell office:value-type="float" office:value="31.5" table:style-name="ce143">
            <text:p>31.50</text:p>
          </table:table-cell>
          <table:table-cell office:value-type="float" office:value="1022" table:content-validation-name="val2" table:style-name="ce163">
            <text:p>1,022</text:p>
          </table:table-cell>
          <table:table-cell office:value-type="float" office:value="994.69999999999993" table:content-validation-name="val2" table:style-name="ce164">
            <text:p>995</text:p>
          </table:table-cell>
          <table:table-cell office:value-type="currency" office:value="2720176" table:content-validation-name="val1" table:style-name="ce11">
            <text:p>£2,720,176.00</text:p>
          </table:table-cell>
          <table:table-cell office:value-type="currency" office:value="140692" table:content-validation-name="val1" table:style-name="ce11">
            <text:p>£140,692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7707" table:content-validation-name="val1" table:style-name="ce11">
            <text:p>£17,707.00</text:p>
          </table:table-cell>
          <table:table-cell office:value-type="currency" office:value="562454" table:content-validation-name="val1" table:style-name="ce11">
            <text:p>£562,454.00</text:p>
          </table:table-cell>
          <table:table-cell office:value-type="currency" office:value="306917" table:content-validation-name="val1" table:style-name="ce11">
            <text:p>£306,917.00</text:p>
          </table:table-cell>
          <table:table-cell office:value-type="currency" office:value="3747946" table:style-name="ce12">
            <text:p>£3,747,946.00</text:p>
          </table:table-cell>
          <table:table-cell office:value-type="currency" office:value="95816" table:content-validation-name="val1" table:style-name="ce13">
            <text:p>£95,816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95816" table:style-name="ce12">
            <text:p>£95,816.00</text:p>
          </table:table-cell>
          <table:table-cell office:value-type="currency" office:value="3843762" table:style-name="ce14">
            <text:p>£3,843,762.00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" table:style-name="ce37">
            <text:p>7</text:p>
          </table:table-cell>
          <table:table-cell office:value-type="float" office:value="7" table:style-name="ce39">
            <text:p>7.00</text:p>
          </table:table-cell>
          <table:table-cell office:value-type="float" office:value="5" table:style-name="ce44">
            <text:p>5</text:p>
          </table:table-cell>
          <table:table-cell office:value-type="float" office:value="4.8" table:style-name="ce48">
            <text:p>4.80</text:p>
          </table:table-cell>
          <table:table-cell office:value-type="float" office:value="39" table:style-name="ce61">
            <text:p>39</text:p>
          </table:table-cell>
          <table:table-cell office:value-type="float" office:value="38.799999999999997" table:style-name="ce58">
            <text:p>38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3" table:content-validation-name="val2" table:style-name="ce103">
            <text:p>53</text:p>
          </table:table-cell>
          <table:table-cell office:value-type="float" office:value="52.399999999999991" table:content-validation-name="val2" table:style-name="ce104">
            <text:p>52</text:p>
          </table:table-cell>
          <table:table-cell office:value-type="float" office:value="2" table:style-name="ce108">
            <text:p>2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2" table:style-name="ce144">
            <text:p>2</text:p>
          </table:table-cell>
          <table:table-cell office:value-type="float" office:value="0" table:style-name="ce146">
            <text:p>0</text:p>
          </table:table-cell>
          <table:table-cell office:value-type="float" office:value="55" table:content-validation-name="val2" table:style-name="ce163">
            <text:p>55</text:p>
          </table:table-cell>
          <table:table-cell office:value-type="float" office:value="52.399999999999991" table:content-validation-name="val2" table:style-name="ce165">
            <text:p>52</text:p>
          </table:table-cell>
          <table:table-cell office:value-type="currency" office:value="159977.24" table:content-validation-name="val1" table:style-name="ce11">
            <text:p>£159,977.24</text:p>
          </table:table-cell>
          <table:table-cell office:value-type="currency" office:value="989.67" table:content-validation-name="val1" table:style-name="ce11">
            <text:p>£989.67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31817.200000000001" table:content-validation-name="val1" table:style-name="ce11">
            <text:p>£31,817.20</text:p>
          </table:table-cell>
          <table:table-cell office:value-type="currency" office:value="16691.46" table:content-validation-name="val1" table:style-name="ce11">
            <text:p>£16,691.46</text:p>
          </table:table-cell>
          <table:table-cell office:value-type="currency" office:value="209475.57" table:style-name="ce12">
            <text:p>£209,475.57</text:p>
          </table:table-cell>
          <table:table-cell office:value-type="currency" office:value="6314.33" table:content-validation-name="val1" table:style-name="ce13">
            <text:p>£6,314.33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6314.33" table:style-name="ce12">
            <text:p>£6,314.33</text:p>
          </table:table-cell>
          <table:table-cell office:value-type="currency" office:value="215789.9" table:style-name="ce14">
            <text:p>£215,789.90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6" table:style-name="ce36">
            <text:p>66</text:p>
          </table:table-cell>
          <table:table-cell office:value-type="float" office:value="59.65" table:style-name="ce38">
            <text:p>59.65</text:p>
          </table:table-cell>
          <table:table-cell office:value-type="float" office:value="85" table:style-name="ce45">
            <text:p>85</text:p>
          </table:table-cell>
          <table:table-cell office:value-type="float" office:value="84.6" table:style-name="ce47">
            <text:p>84.60</text:p>
          </table:table-cell>
          <table:table-cell office:value-type="float" office:value="70" table:style-name="ce62">
            <text:p>70</text:p>
          </table:table-cell>
          <table:table-cell office:value-type="float" office:value="68.489999999999995" table:style-name="ce64">
            <text:p>68.49</text:p>
          </table:table-cell>
          <table:table-cell office:value-type="float" office:value="16" table:style-name="ce72">
            <text:p>16</text:p>
          </table:table-cell>
          <table:table-cell office:value-type="float" office:value="16" table:style-name="ce74">
            <text:p>16.0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3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47" table:content-validation-name="val2" table:style-name="ce103">
            <text:p>247</text:p>
          </table:table-cell>
          <table:table-cell office:value-type="float" office:value="233.86" table:content-validation-name="val2" table:style-name="ce126">
            <text:p>234</text:p>
          </table:table-cell>
          <table:table-cell office:value-type="float" office:value="2" table:style-name="ce106">
            <text:p>2</text:p>
          </table:table-cell>
          <table:table-cell office:value-type="float" office:value="2" table:style-name="ce115">
            <text:p>2.0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48">
            <text:p>2.00</text:p>
          </table:table-cell>
          <table:table-cell office:value-type="float" office:value="249" table:content-validation-name="val2" table:style-name="ce163">
            <text:p>249</text:p>
          </table:table-cell>
          <table:table-cell office:value-type="float" office:value="235.86" table:content-validation-name="val2" table:style-name="ce166">
            <text:p>236</text:p>
          </table:table-cell>
          <table:table-cell office:value-type="currency" office:value="703077.24" table:content-validation-name="val1" table:style-name="ce11">
            <text:p>£703,077.24</text:p>
          </table:table-cell>
          <table:table-cell office:value-type="currency" office:value="54695.59" table:content-validation-name="val1" table:style-name="ce11">
            <text:p>£54,695.59</text:p>
          </table:table-cell>
          <table:table-cell office:value-type="currency" office:value="4750" table:content-validation-name="val1" table:style-name="ce11">
            <text:p>£4,750.00</text:p>
          </table:table-cell>
          <table:table-cell office:value-type="currency" office:value="25395.21" table:content-validation-name="val1" table:style-name="ce11">
            <text:p>£25,395.21</text:p>
          </table:table-cell>
          <table:table-cell office:value-type="currency" office:value="138263.85" table:content-validation-name="val1" table:style-name="ce11">
            <text:p>£138,263.85</text:p>
          </table:table-cell>
          <table:table-cell office:value-type="currency" office:value="83792" table:content-validation-name="val1" table:style-name="ce11">
            <text:p>£83,792.00</text:p>
          </table:table-cell>
          <table:table-cell office:value-type="currency" office:value="1009973.8899999999" table:style-name="ce12">
            <text:p>£1,009,973.89</text:p>
          </table:table-cell>
          <table:table-cell office:value-type="currency" office:value="16570.400000000001" table:content-validation-name="val1" table:style-name="ce13">
            <text:p>£16,570.4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16570.400000000001" table:style-name="ce12">
            <text:p>£16,570.40</text:p>
          </table:table-cell>
          <table:table-cell office:value-type="currency" office:value="1026544.2899999999" table:style-name="ce14">
            <text:p>£1,026,544.29</text:p>
          </table:table-cell>
          <table:table-cell table:content-validation-name="val2" table:style-name="ce15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1" table:style-name="ce41">
            <text:p>11</text:p>
          </table:table-cell>
          <table:table-cell office:value-type="float" office:value="11" table:style-name="ce40">
            <text:p>11.00</text:p>
          </table:table-cell>
          <table:table-cell office:value-type="float" office:value="11" table:style-name="ce43">
            <text:p>11</text:p>
          </table:table-cell>
          <table:table-cell office:value-type="float" office:value="9.69" table:style-name="ce46">
            <text:p>9.69</text:p>
          </table:table-cell>
          <table:table-cell office:value-type="float" office:value="99" table:style-name="ce63">
            <text:p>99</text:p>
          </table:table-cell>
          <table:table-cell office:value-type="float" office:value="96.4" table:style-name="ce65">
            <text:p>96.40</text:p>
          </table:table-cell>
          <table:table-cell office:value-type="float" office:value="6" table:style-name="ce73">
            <text:p>6</text:p>
          </table:table-cell>
          <table:table-cell office:value-type="float" office:value="5.59" table:style-name="ce75">
            <text:p>5.59</text:p>
          </table:table-cell>
          <table:table-cell office:value-type="float" office:value="1" table:style-name="ce77">
            <text:p>1</text:p>
          </table:table-cell>
          <table:table-cell office:value-type="float" office:value="0.81" table:style-name="ce92">
            <text:p>0.81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8" table:content-validation-name="val2" table:style-name="ce102">
            <text:p>128</text:p>
          </table:table-cell>
          <table:table-cell office:value-type="float" office:value="123.49000000000001" table:content-validation-name="val2" table:style-name="ce102">
            <text:p>123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.0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1">
            <text:p>0.0</text:p>
          </table:table-cell>
          <table:table-cell office:value-type="float" office:value="128" table:content-validation-name="val2" table:style-name="ce167">
            <text:p>128</text:p>
          </table:table-cell>
          <table:table-cell office:value-type="float" office:value="123.49000000000001" table:content-validation-name="val2" table:style-name="ce167">
            <text:p>123</text:p>
          </table:table-cell>
          <table:table-cell office:value-type="currency" office:value="310948.8" table:content-validation-name="val1" table:style-name="ce11">
            <text:p>£310,948.80</text:p>
          </table:table-cell>
          <table:table-cell office:value-type="currency" office:value="7852.34" table:content-validation-name="val1" table:style-name="ce11">
            <text:p>£7,852.34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59511.51" table:content-validation-name="val1" table:style-name="ce11">
            <text:p>£59,511.51</text:p>
          </table:table-cell>
          <table:table-cell office:value-type="currency" office:value="33225.39" table:content-validation-name="val1" table:style-name="ce11">
            <text:p>£33,225.39</text:p>
          </table:table-cell>
          <table:table-cell office:value-type="currency" office:value="411538.04000000004" table:style-name="ce12">
            <text:p>£411,538.04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411538.04000000004" table:style-name="ce14">
            <text:p>£411,538.04</text:p>
          </table:table-cell>
          <table:table-cell table:content-validation-name="val2" table:style-name="ce15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Tony Millet</meta:initial-creator>
    <dc:creator>Patel Minal ( Amin )</dc:creator>
    <meta:creation-date>2012-07-18T14:50:11Z</meta:creation-date>
    <dc:date>2018-08-03T11:04:42Z</dc:date>
  </office:meta>
</office:document-meta>
</file>